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de3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snap/gnome-3-38-2004/112/usr/share/gtk-doc/html/libsecret-1/index.html</text:p>
      <text:p text:style-name="Standard">/snap/gnome-3-38-2004/112/usr/share/gtk-doc/html/p11-kit/index.html</text:p>
      <text:p text:style-name="Standard">/snap/gnome-3-38-2004/99/usr/share/devhelp/books/vala-0.48/index.html</text:p>
      <text:p text:style-name="Standard">/snap/gnome-3-38-2004/99/usr/share/gtk-doc/html/gudev/index.html</text:p>
      <text:p text:style-name="Standard">/snap/gnome-3-38-2004/99/usr/share/gtk-doc/html/libpsl/deprecated-api-index.html</text:p>
      <text:p text:style-name="Standard">/snap/gnome-3-38-2004/99/usr/share/gtk-doc/html/libpsl/index.html</text:p>
      <text:p text:style-name="Standard">/snap/gnome-3-38-2004/99/usr/share/gtk-doc/html/libsecret-1/index.html</text:p>
      <text:p text:style-name="Standard">/snap/gnome-3-38-2004/99/usr/share/gtk-doc/html/p11-kit/index.html</text:p>
      <text:p text:style-name="Standard">/snap/snap-store/558/usr/share/doc/shared-mime-info/shared-mime-info-spec.html/index.html</text:p>
      <text:p text:style-name="Standard">/usr/local/src/gateway-1.4.5/contrib/php-admin/index.html</text:p>
      <text:p text:style-name="Standard">/usr/local/src/gateway-1.4.5/contrib/web/index.html</text:p>
      <text:p text:style-name="Standard">/usr/share/apache2/default-site/index.html</text:p>
      <text:p text:style-name="Standard">/usr/share/cups/doc-root/index.html</text:p>
      <text:p text:style-name="Standard">/usr/share/cups/doc-root/de/index.html</text:p>
      <text:p text:style-name="Standard">/usr/share/cups/doc-root/es/index.html</text:p>
      <text:p text:style-name="Standard">/usr/share/cups/doc-root/ja/index.html</text:p>
      <text:p text:style-name="Standard">/usr/share/cups/doc-root/pt_BR/index.html</text:p>
      <text:p text:style-name="Standard">/usr/share/cups/doc-root/ru/index.html</text:p>
      <text:p text:style-name="Standard">/usr/share/doc/adduser/examples/adduser.local.conf.examples/skel.other/index.html</text:p>
      <text:p text:style-name="Standard">/usr/share/doc/doc-base/doc-base.html/index.html</text:p>
      <text:p text:style-name="Standard">/usr/share/doc/gdisk/index.html</text:p>
      <text:p text:style-name="Standard">/usr/share/doc/info/html/index.html</text:p>
      <text:p text:style-name="Standard">/usr/share/doc/libexpat1-dev/expat.html/index.html</text:p>
      <text:p text:style-name="Standard">/usr/share/doc/libnewt-dev/tutorial.html/index.html</text:p>
      <text:p text:style-name="Standard">/usr/share/doc/module-assistant/index.html</text:p>
      <text:p text:style-name="Standard">/usr/share/doc/privoxy/index.html</text:p>
      <text:p text:style-name="Standard">/usr/share/doc/privoxy/developer-manual/index.html</text:p>
      <text:p text:style-name="Standard">/usr/share/doc/privoxy/faq/index.html</text:p>
      <text:p text:style-name="Standard">/usr/share/doc/privoxy/user-manual/index.html</text:p>
      <text:p text:style-name="Standard">/usr/share/doc/python3/python-policy.html/index.html</text:p>
      <text:p text:style-name="Standard">/usr/share/doc/shared-mime-info/shared-mime-info-spec.html/index.html</text:p>
      <text:p text:style-name="Standard">/usr/share/doc/xorg/index.html</text:p>
      <text:p text:style-name="Standard">/usr/share/gtk-doc/html/iio-sensor-proxy/index.html</text:p>
      <text:p text:style-name="Standard">/usr/share/gtk-doc/html/totem/index.html</text:p>
      <text:p text:style-name="Standard">/usr/share/libreoffice/help/index.html</text:p>
      <text:p text:style-name="Standard">/usr/share/libreoffice/help/en-GB/text/swriter/guide/indices_index.html</text:p>
      <text:p text:style-name="Standard">/usr/share/libreoffice/help/en-US/text/swriter/guide/indices_index.html</text:p>
      <text:p text:style-name="Standard">/usr/share/libreoffice/help/ru/text/swriter/guide/indices_index.html</text:p>
      <text:p text:style-name="Standard">/usr/share/nginx/html/index.html</text:p>
      <text:p text:style-name="Standard">/usr/share/transmission/web/index.html</text:p>
      <text:p text:style-name="Standard">/var/www/html/index.html</text:p>
      <text:p text:style-name="Standard">root@AlexanderCoretchi:/opt/asterisk16_vasup_1/etc/asterisk# ps aux | grep nginx</text:p>
      <text:p text:style-name="Standard">root <text:s text:c="7"/>1067 <text:s/>0.0 <text:s/>0.0 <text:s/>55512 <text:s/>1512 ? <text:s text:c="7"/>Ss <text:s text:c="2"/>09:10 <text:s text:c="2"/>0:00 nginx: master process /usr/sbin/nginx -g daemon on; master_process on;</text:p>
      <text:p text:style-name="Standard">www-data <text:s text:c="3"/>1068 <text:s/>0.0 <text:s/>0.0 <text:s/>56100 <text:s/>6104 ? <text:s text:c="7"/>S <text:s text:c="3"/>09:10 <text:s text:c="2"/>0:00 nginx: worker process</text:p>
      <text:p text:style-name="Standard">www-data <text:s text:c="3"/>1069 <text:s/>0.0 <text:s/>0.0 <text:s/>56100 <text:s/>5036 ? <text:s text:c="7"/>S <text:s text:c="3"/>09:10 <text:s text:c="2"/>0:00 nginx: worker process</text:p>
      <text:p text:style-name="Standard">www-data <text:s text:c="3"/>1070 <text:s/>0.0 <text:s/>0.0 <text:s/>56100 <text:s/>5036 ? <text:s text:c="7"/>S <text:s text:c="3"/>09:10 <text:s text:c="2"/>0:00 nginx: worker process</text:p>
      <text:p text:style-name="Standard">www-data <text:s text:c="3"/>1071 <text:s/>0.0 <text:s/>0.0 <text:s/>56100 <text:s/>5036 ? <text:s text:c="7"/>S <text:s text:c="3"/>09:10 <text:s text:c="2"/>0:00 nginx: worker process</text:p>
      <text:p text:style-name="Standard"><text:soft-page-break/>root <text:s text:c="5"/>184227 <text:s/>0.0 <text:s/>0.0 <text:s/>14784 <text:s/>3300 pts/0 <text:s text:c="3"/>T <text:s text:c="3"/>15:29 <text:s text:c="2"/>0:00 systemctl status nginx</text:p>
      <text:p text:style-name="Standard">root <text:s text:c="5"/>220324 <text:s/>0.0 <text:s/>0.0 <text:s/>11908 <text:s/>2760 pts/0 <text:s text:c="3"/>S+ <text:s text:c="2"/>16:58 <text:s text:c="2"/>0:00 grep --color=auto nginx</text:p>
      <text:p text:style-name="Standard">root@AlexanderCoretchi:/opt/asterisk16_vasup_1/etc/asterisk# </text:p>
      <text:p text:style-name="Standard">root@AlexanderCoretchi:/opt/asterisk16_vasup_1/etc/asterisk# </text:p>
      <text:p text:style-name="Standard">root@AlexanderCoretchi:/opt/asterisk16_vasup_1/etc/asterisk# </text:p>
      <text:p text:style-name="Standard">root@AlexanderCoretchi:/opt/asterisk16_vasup_1/etc/asterisk# nano /etc/nginx/sites-enabled/default</text:p>
      <text:p text:style-name="Standard">root@AlexanderCoretchi:/opt/asterisk16_vasup_1/etc/asterisk# </text:p>
      <text:p text:style-name="Standard">root@AlexanderCoretchi:/opt/asterisk16_vasup_1/etc/asterisk# </text:p>
      <text:p text:style-name="Standard">root@AlexanderCoretchi:/opt/asterisk16_vasup_1/etc/asterisk# ls -l /etc/nginx/sites-enabled/default</text:p>
      <text:p text:style-name="Standard">lrwxrwxrwx 1 root root 34 Jul 22 10:17 /etc/nginx/sites-enabled/default -&gt; /etc/nginx/sites-available/default</text:p>
      <text:p text:style-name="Standard">root@AlexanderCoretchi:/opt/asterisk16_vasup_1/etc/asterisk# ls -l /etc/nginx/sites-available/default</text:p>
      <text:p text:style-name="Standard">-rw-r--r-- 1 root root 746 Jul 25 17:57 /etc/nginx/sites-available/default</text:p>
      <text:p text:style-name="Standard">root@AlexanderCoretchi:/opt/asterisk16_vasup_1/etc/asterisk# </text:p>
      <text:p text:style-name="Standard">root@AlexanderCoretchi:/opt/asterisk16_vasup_1/etc/asterisk# </text:p>
      <text:p text:style-name="Standard">root@AlexanderCoretchi:/opt/asterisk16_vasup_1/etc/asterisk# ps aux | grep apache2</text:p>
      <text:p text:style-name="Standard">root <text:s text:c="7"/>1007 <text:s/>0.0 <text:s/>0.0 <text:s text:c="2"/>6528 <text:s/>4404 ? <text:s text:c="7"/>Ss <text:s text:c="2"/>09:10 <text:s text:c="2"/>0:01 /usr/sbin/apache2 -k start</text:p>
      <text:p text:style-name="Standard">www-data <text:s text:c="3"/>1008 <text:s/>0.0 <text:s/>0.0 1997856 4244 ? <text:s text:c="7"/>Sl <text:s text:c="2"/>09:10 <text:s text:c="2"/>0:00 /usr/sbin/apache2 -k start</text:p>
      <text:p text:style-name="Standard">www-data <text:s text:c="3"/>1009 <text:s/>0.0 <text:s/>0.0 1997912 4244 ? <text:s text:c="7"/>Sl <text:s text:c="2"/>09:10 <text:s text:c="2"/>0:00 /usr/sbin/apache2 -k start</text:p>
      <text:p text:style-name="Standard">root <text:s text:c="5"/>184224 <text:s/>0.0 <text:s/>0.0 <text:s/>14784 <text:s/>3196 pts/0 <text:s text:c="3"/>T <text:s text:c="3"/>15:29 <text:s text:c="2"/>0:00 systemctl status apache2</text:p>
      <text:p text:style-name="Standard">root <text:s text:c="5"/>220421 <text:s/>0.0 <text:s/>0.0 <text:s/>11908 <text:s/>2656 pts/0 <text:s text:c="3"/>S+ <text:s text:c="2"/>17:02 <text:s text:c="2"/>0:00 grep --color=auto apache2</text:p>
      <text:p text:style-name="Standard">root@AlexanderCoretchi:/opt/asterisk16_vasup_1/etc/asterisk# </text:p>
      <text:p text:style-name="Standard">root@AlexanderCoretchi:/opt/asterisk16_vasup_1/etc/asterisk# </text:p>
      <text:p text:style-name="Standard">root@AlexanderCoretchi:/opt/asterisk16_vasup_1/etc/asterisk# nano /etc/httpd/conf/httpd.conf</text:p>
      <text:p text:style-name="Standard">root@AlexanderCoretchi:/opt/asterisk16_vasup_1/etc/asterisk# nano /etc/httpd</text:p>
      <text:p text:style-name="Standard">root@AlexanderCoretchi:/opt/asterisk16_vasup_1/etc/asterisk# cd /etc/httpd</text:p>
      <text:p text:style-name="Standard">bash: cd: /etc/httpd: No such file or directory</text:p>
      <text:p text:style-name="Standard">root@AlexanderCoretchi:/opt/asterisk16_vasup_1/etc/asterisk# cd /etc</text:p>
      <text:p text:style-name="Standard">root@AlexanderCoretchi:/etc# cd apache2</text:p>
      <text:p text:style-name="Standard">root@AlexanderCoretchi:/etc/apache2# </text:p>
      <text:p text:style-name="Standard">root@AlexanderCoretchi:/etc/apache2# ls</text:p>
      <text:p text:style-name="Standard">apache2.conf <text:s text:c="6"/>conf-available <text:s/>envvars <text:s/>mods-available <text:s/>ports.conf <text:s text:c="6"/>sites-enabled</text:p>
      <text:p text:style-name="Standard">apache2.conf.save <text:s/>conf-enabled <text:s text:c="3"/>magic <text:s text:c="3"/>mods-enabled <text:s text:c="3"/>sites-available</text:p>
      <text:p text:style-name="Standard">root@AlexanderCoretchi:/etc/apache2# </text:p>
      <text:p text:style-name="Standard">root@AlexanderCoretchi:/etc/apache2# </text:p>
      <text:p text:style-name="Standard">root@AlexanderCoretchi:/etc/apache2# nano apache2.conf</text:p>
      <text:p text:style-name="Standard">root@AlexanderCoretchi:/etc/apache2# </text:p>
      <text:p text:style-name="Standard">root@AlexanderCoretchi:/etc/apache2# ls -l apache2.conf</text:p>
      <text:p text:style-name="Standard">-rw-r--r-- 1 root root 7203 Jul 22 11:52 apache2.conf</text:p>
      <text:p text:style-name="Standard">root@AlexanderCoretchi:/etc/apache2# </text:p>
      <text:p text:style-name="Standard">root@AlexanderCoretchi:/etc/apache2# </text:p>
      <text:p text:style-name="Standard">root@AlexanderCoretchi:/etc/apache2# nano sites-available</text:p>
      <text:p text:style-name="Standard">root@AlexanderCoretchi:/etc/apache2# cd sites-available</text:p>
      <text:p text:style-name="Standard">root@AlexanderCoretchi:/etc/apache2/sites-available# ls</text:p>
      <text:p text:style-name="Standard">000-default.conf <text:s/>default-ssl.conf</text:p>
      <text:p text:style-name="Standard">root@AlexanderCoretchi:/etc/apache2/sites-available# </text:p>
      <text:p text:style-name="Standard">root@AlexanderCoretchi:/etc/apache2/sites-available# </text:p>
      <text:p text:style-name="Standard">root@AlexanderCoretchi:/etc/apache2/sites-available# cd..</text:p>
      <text:p text:style-name="Standard">cd..: command not found</text:p>
      <text:p text:style-name="Standard"><text:soft-page-break/>root@AlexanderCoretchi:/etc/apache2/sites-available# </text:p>
      <text:p text:style-name="Standard">root@AlexanderCoretchi:/etc/apache2/sites-available# cd..</text:p>
      <text:p text:style-name="Standard">cd..: command not found</text:p>
      <text:p text:style-name="Standard">root@AlexanderCoretchi:/etc/apache2/sites-available# cd ..</text:p>
      <text:p text:style-name="Standard">root@AlexanderCoretchi:/etc/apache2# ls</text:p>
      <text:p text:style-name="Standard">apache2.conf <text:s text:c="6"/>conf-available <text:s/>envvars <text:s/>mods-available <text:s/>ports.conf <text:s text:c="6"/>sites-enabled</text:p>
      <text:p text:style-name="Standard">apache2.conf.save <text:s/>conf-enabled <text:s text:c="3"/>magic <text:s text:c="3"/>mods-enabled <text:s text:c="3"/>sites-available</text:p>
      <text:p text:style-name="Standard">root@AlexanderCoretchi:/etc/apache2# </text:p>
      <text:p text:style-name="Standard">root@AlexanderCoretchi:/etc/apache2# </text:p>
      <text:p text:style-name="Standard">root@AlexanderCoretchi:/etc/apache2# nano /etc/apache2/apache2.conf</text:p>
      <text:p text:style-name="Standard">root@AlexanderCoretchi:/etc/apache2# nano /etc/apache2/apache2.conf</text:p>
      <text:p text:style-name="Standard">root@AlexanderCoretchi:/etc/apache2# </text:p>
      <text:p text:style-name="Standard">root@AlexanderCoretchi:/etc/apache2# </text:p>
      <text:p text:style-name="Standard">root@AlexanderCoretchi:/etc/apache2# ls</text:p>
      <text:p text:style-name="Standard">apache2.conf <text:s text:c="6"/>conf-available <text:s/>envvars <text:s/>mods-available <text:s/>ports.conf <text:s text:c="6"/>sites-enabled</text:p>
      <text:p text:style-name="Standard">apache2.conf.save <text:s/>conf-enabled <text:s text:c="3"/>magic <text:s text:c="3"/>mods-enabled <text:s text:c="3"/>sites-available</text:p>
      <text:p text:style-name="Standard">root@AlexanderCoretchi:/etc/apache2# </text:p>
      <text:p text:style-name="Standard">root@AlexanderCoretchi:/etc/apache2# nano /sites-available/000-default.conf</text:p>
      <text:p text:style-name="Standard">root@AlexanderCoretchi:/etc/apache2# cd /sites-available</text:p>
      <text:p text:style-name="Standard">bash: cd: /sites-available: No such file or directory</text:p>
      <text:p text:style-name="Standard">root@AlexanderCoretchi:/etc/apache2# cd sites-available</text:p>
      <text:p text:style-name="Standard">root@AlexanderCoretchi:/etc/apache2/sites-available# nano 000-default.conf</text:p>
      <text:p text:style-name="Standard">root@AlexanderCoretchi:/etc/apache2/sites-available# </text:p>
      <text:p text:style-name="Standard">root@AlexanderCoretchi:/etc/apache2/sites-available# </text:p>
      <text:p text:style-name="Standard">root@AlexanderCoretchi:/etc/apache2/sites-available# nano 000-default.conf</text:p>
      <text:p text:style-name="Standard">root@AlexanderCoretchi:/etc/apache2/sites-available# nano /etc/apache2/apache2.conf</text:p>
      <text:p text:style-name="Standard">root@AlexanderCoretchi:/etc/apache2/sites-available# nano /etc/apache2/apache2.conf</text:p>
      <text:p text:style-name="Standard"/>
      <text:p text:style-name="Standard"/>
      <text:p text:style-name="Standard">Use "fg" to return to nano.</text:p>
      <text:p text:style-name="Standard"/>
      <text:p text:style-name="Standard">[17]+ <text:s/>Stopped <text:s text:c="16"/>nano /etc/apache2/apache2.conf</text:p>
      <text:p text:style-name="Standard">root@AlexanderCoretchi:/etc/apache2/sites-available# </text:p>
      <text:p text:style-name="Standard">root@AlexanderCoretchi:/etc/apache2/sites-available# </text:p>
      <text:p text:style-name="Standard">root@AlexanderCoretchi:/etc/apache2/sites-available# cd /var/www</text:p>
      <text:p text:style-name="Standard">root@AlexanderCoretchi:/var/www# ls</text:p>
      <text:p text:style-name="Standard">html <text:s/>test_curl.php</text:p>
      <text:p text:style-name="Standard">root@AlexanderCoretchi:/var/www# html</text:p>
      <text:p text:style-name="Standard"/>
      <text:p text:style-name="Standard">Command 'html' not found, did you mean:</text:p>
      <text:p text:style-name="Standard"/>
      <text:p text:style-name="Standard"><text:s text:c="2"/>command 'htll' from deb gridsite-clients (3.0.0~20180202git2fdbc6f-3)</text:p>
      <text:p text:style-name="Standard"><text:s text:c="2"/>command 'gtml' from deb gtml (3.5.4-27)</text:p>
      <text:p text:style-name="Standard"><text:s text:c="2"/>command 'htmv' from deb gridsite-clients (3.0.0~20180202git2fdbc6f-3)</text:p>
      <text:p text:style-name="Standard"><text:s text:c="2"/>command 'haml' from deb ruby-haml (5.1.2-1)</text:p>
      <text:p text:style-name="Standard"><text:s text:c="2"/>command 'html2' from deb xml2 (0.5-3)</text:p>
      <text:p text:style-name="Standard"><text:s text:c="2"/>command '2html' from deb xml2 (0.5-3)</text:p>
      <text:p text:style-name="Standard"/>
      <text:p text:style-name="Standard">Try: apt install &lt;deb name&gt;</text:p>
      <text:p text:style-name="Standard"><text:soft-page-break/></text:p>
      <text:p text:style-name="Standard">root@AlexanderCoretchi:/var/www# cd html</text:p>
      <text:p text:style-name="Standard">root@AlexanderCoretchi:/var/www/html# ls</text:p>
      <text:p text:style-name="Standard">index.html <text:s/>index.nginx-debian.html</text:p>
      <text:p text:style-name="Standard">root@AlexanderCoretchi:/var/www/html# </text:p>
      <text:p text:style-name="Standard">root@AlexanderCoretchi:/var/www/html# </text:p>
      <text:p text:style-name="Standard">root@AlexanderCoretchi:/var/www/html# nano /etc/apache2/apache2.conf</text:p>
      <text:p text:style-name="Standard">root@AlexanderCoretchi:/var/www/html# /etc/init.d/apache2 restart</text:p>
      <text:p text:style-name="Standard">Restarting apache2 (via systemctl): apache2.service.</text:p>
      <text:p text:style-name="Standard">root@AlexanderCoretchi:/var/www/html# </text:p>
      <text:p text:style-name="Standard">root@AlexanderCoretchi:/var/www/html# systemctl status apache2</text:p>
      <text:p text:style-name="Standard">● apache2.service - The Apache HTTP Server</text:p>
      <text:p text:style-name="Standard"><text:s text:c="5"/>Loaded: loaded (/lib/systemd/system/apache2.service; enabled; vendor preset: enabled)</text:p>
      <text:p text:style-name="Standard"><text:s text:c="5"/>Active: active (running) since Fri 2022-07-29 17:28:21 EEST; 8s ago</text:p>
      <text:p text:style-name="Standard"><text:s text:c="7"/>Docs: https://httpd.apache.org/docs/2.4/</text:p>
      <text:p text:style-name="Standard"><text:s text:c="4"/>Process: 221462 ExecStart=/usr/sbin/apachectl start (code=exited, status=0/SUCCESS)</text:p>
      <text:p text:style-name="Standard"><text:s text:c="3"/>Main PID: 221466 (apache2)</text:p>
      <text:p text:style-name="Standard"><text:s text:c="6"/>Tasks: 55 (limit: 9304)</text:p>
      <text:p text:style-name="Standard"><text:s text:c="5"/>Memory: 5.0M</text:p>
      <text:p text:style-name="Standard"><text:s text:c="5"/>CGroup: /system.slice/apache2.service</text:p>
      <text:p text:style-name="Standard"><text:s text:c="13"/>├─221466 /usr/sbin/apache2 -k start</text:p>
      <text:p text:style-name="Standard"><text:s text:c="13"/>├─221467 /usr/sbin/apache2 -k start</text:p>
      <text:p text:style-name="Standard"><text:s text:c="13"/>└─221468 /usr/sbin/apache2 -k start</text:p>
      <text:p text:style-name="Standard"/>
      <text:p text:style-name="Standard">Jul 29 17:28:21 AlexanderCoretchi systemd[1]: Starting The Apache HTTP Server...</text:p>
      <text:p text:style-name="Standard">Jul 29 17:28:21 AlexanderCoretchi apachectl[221465]: AH00558: apache2: Could not reliably determine the &gt;</text:p>
      <text:p text:style-name="Standard">Jul 29 17:28:21 AlexanderCoretchi systemd[1]: Started The Apache HTTP Server.</text:p>
      <text:p text:style-name="Standard"/>
      <text:p text:style-name="Standard">[18]+ <text:s/>Stopped <text:s text:c="16"/>systemctl status apache2</text:p>
      <text:p text:style-name="Standard">root@AlexanderCoretchi:/var/www/html# </text:p>
      <text:p text:style-name="Standard">root@AlexanderCoretchi:/var/www/html# </text:p>
      <text:p text:style-name="Standard">root@AlexanderCoretchi:/var/www/html# nano /etc/apache2/apache2.conf</text:p>
      <text:p text:style-name="Standard">root@AlexanderCoretchi:/var/www/html# /etc/init.d/apache2 restart</text:p>
      <text:p text:style-name="Standard">Restarting apache2 (via systemctl): apache2.service.</text:p>
      <text:p text:style-name="Standard">root@AlexanderCoretchi:/var/www/html# </text:p>
      <text:p text:style-name="Standard">root@AlexanderCoretchi:/var/www/html# </text:p>
      <text:p text:style-name="Standard">root@AlexanderCoretchi:/var/www/html# systemctl restart apache2</text:p>
      <text:p text:style-name="Standard">root@AlexanderCoretchi:/var/www/html# </text:p>
      <text:p text:style-name="Standard">root@AlexanderCoretchi:/var/www/html# systemctl status apache2</text:p>
      <text:p text:style-name="Standard">● apache2.service - The Apache HTTP Server</text:p>
      <text:p text:style-name="Standard"><text:s text:c="5"/>Loaded: loaded (/lib/systemd/system/apache2.service; enabled; vendor preset: enabled)</text:p>
      <text:p text:style-name="Standard"><text:s text:c="5"/>Active: active (running) since Fri 2022-07-29 17:30:30 EEST; 5s ago</text:p>
      <text:p text:style-name="Standard"><text:s text:c="7"/>Docs: https://httpd.apache.org/docs/2.4/</text:p>
      <text:p text:style-name="Standard"><text:s text:c="4"/>Process: 221645 ExecStart=/usr/sbin/apachectl start (code=exited, status=0/SUCCESS)</text:p>
      <text:p text:style-name="Standard"><text:s text:c="3"/>Main PID: 221649 (apache2)</text:p>
      <text:p text:style-name="Standard"><text:s text:c="6"/>Tasks: 55 (limit: 9304)</text:p>
      <text:p text:style-name="Standard"><text:s text:c="5"/>Memory: 5.0M</text:p>
      <text:p text:style-name="Standard"><text:s text:c="5"/>CGroup: /system.slice/apache2.service</text:p>
      <text:p text:style-name="Standard"><text:soft-page-break/><text:s text:c="13"/>├─221649 /usr/sbin/apache2 -k start</text:p>
      <text:p text:style-name="Standard"><text:s text:c="13"/>├─221650 /usr/sbin/apache2 -k start</text:p>
      <text:p text:style-name="Standard"><text:s text:c="13"/>└─221651 /usr/sbin/apache2 -k start</text:p>
      <text:p text:style-name="Standard"/>
      <text:p text:style-name="Standard">Jul 29 17:30:30 AlexanderCoretchi systemd[1]: Starting The Apache HTTP Server...</text:p>
      <text:p text:style-name="Standard">Jul 29 17:30:30 AlexanderCoretchi apachectl[221648]: AH00558: apache2: Could not reliably determine the &gt;</text:p>
      <text:p text:style-name="Standard">Jul 29 17:30:30 AlexanderCoretchi systemd[1]: Started The Apache HTTP Server.</text:p>
      <text:p text:style-name="Standard"/>
      <text:p text:style-name="Standard">[19]+ <text:s/>Stopped <text:s text:c="16"/>systemctl status apache2</text:p>
      <text:p text:style-name="Standard">root@AlexanderCoretchi:/var/www/html# </text:p>
      <text:p text:style-name="Standard">root@AlexanderCoretchi:/var/www/html# </text:p>
      <text:p text:style-name="Standard">root@AlexanderCoretchi:/var/www/html# </text:p>
      <text:p text:style-name="Standard">root@AlexanderCoretchi:/var/www/html# nano /etc/apache2/apache2.conf</text:p>
      <text:p text:style-name="Standard">root@AlexanderCoretchi:/var/www/html# </text:p>
      <text:p text:style-name="Standard">root@AlexanderCoretchi:/var/www/html# </text:p>
      <text:p text:style-name="Standard">root@AlexanderCoretchi:/var/www/html# systemctl restart apache2</text:p>
      <text:p text:style-name="Standard">root@AlexanderCoretchi:/var/www/html# </text:p>
      <text:p text:style-name="Standard">root@AlexanderCoretchi:/var/www/html# </text:p>
      <text:p text:style-name="Standard">root@AlexanderCoretchi:/var/www/html# systemctl status apache2</text:p>
      <text:p text:style-name="Standard">● apache2.service - The Apache HTTP Server</text:p>
      <text:p text:style-name="Standard"><text:s text:c="5"/>Loaded: loaded (/lib/systemd/system/apache2.service; enabled; vendor preset: enabled)</text:p>
      <text:p text:style-name="Standard"><text:s text:c="5"/>Active: active (running) since Fri 2022-07-29 17:32:47 EEST; 3s ago</text:p>
      <text:p text:style-name="Standard"><text:s text:c="7"/>Docs: https://httpd.apache.org/docs/2.4/</text:p>
      <text:p text:style-name="Standard"><text:s text:c="4"/>Process: 221799 ExecStart=/usr/sbin/apachectl start (code=exited, status=0/SUCCESS)</text:p>
      <text:p text:style-name="Standard"><text:s text:c="3"/>Main PID: 221803 (apache2)</text:p>
      <text:p text:style-name="Standard"><text:s text:c="6"/>Tasks: 55 (limit: 9304)</text:p>
      <text:p text:style-name="Standard"><text:s text:c="5"/>Memory: 4.9M</text:p>
      <text:p text:style-name="Standard"><text:s text:c="5"/>CGroup: /system.slice/apache2.service</text:p>
      <text:p text:style-name="Standard"><text:s text:c="13"/>├─221803 /usr/sbin/apache2 -k start</text:p>
      <text:p text:style-name="Standard"><text:s text:c="13"/>├─221804 /usr/sbin/apache2 -k start</text:p>
      <text:p text:style-name="Standard"><text:s text:c="13"/>└─221805 /usr/sbin/apache2 -k start</text:p>
      <text:p text:style-name="Standard"/>
      <text:p text:style-name="Standard">Jul 29 17:32:47 AlexanderCoretchi systemd[1]: Starting The Apache HTTP Server...</text:p>
      <text:p text:style-name="Standard">Jul 29 17:32:47 AlexanderCoretchi apachectl[221802]: AH00558: apache2: Could not reliably determine the &gt;</text:p>
      <text:p text:style-name="Standard">Jul 29 17:32:47 AlexanderCoretchi systemd[1]: Started The Apache HTTP Server.</text:p>
      <text:p text:style-name="Standard"/>
      <text:p text:style-name="Standard">[20]+ <text:s/>Stopped <text:s text:c="16"/>systemctl status apache2</text:p>
      <text:p text:style-name="Standard">root@AlexanderCoretchi:/var/www/html# </text:p>
      <text:p text:style-name="Standard">root@AlexanderCoretchi:/var/www/html# </text:p>
      <text:p text:style-name="Standard">root@AlexanderCoretchi:/var/www/html# </text:p>
      <text:p text:style-name="Standard">root@AlexanderCoretchi:/var/www/html# cd ..</text:p>
      <text:p text:style-name="Standard">root@AlexanderCoretchi:/var/www# ls -l</text:p>
      <text:p text:style-name="Standard">total 8</text:p>
      <text:p text:style-name="Standard">drwxr-x--- 2 root root 4096 Jul 25 18:13 html</text:p>
      <text:p text:style-name="Standard">-rw-r--r-- 1 root root <text:s text:c="2"/>43 Jul 22 17:57 test_curl.php</text:p>
      <text:p text:style-name="Standard">root@AlexanderCoretchi:/var/www# </text:p>
      <text:p text:style-name="Standard">root@AlexanderCoretchi:/var/www# </text:p>
      <text:p text:style-name="Standard"><text:soft-page-break/>root@AlexanderCoretchi:/var/www# ls -l /etc/apache2/apache2.conf</text:p>
      <text:p text:style-name="Standard">-rw-r--r-- 1 root root 7202 Jul 29 17:32 /etc/apache2/apache2.conf</text:p>
      <text:p text:style-name="Standard">root@AlexanderCoretchi:/var/www# </text:p>
      <text:p text:style-name="Standard">root@AlexanderCoretchi:/var/www# </text:p>
      <text:p text:style-name="Standard">root@AlexanderCoretchi:/var/www# chmod -R 754 /etc/apache2/apache2.conf</text:p>
      <text:p text:style-name="Standard">root@AlexanderCoretchi:/var/www# </text:p>
      <text:p text:style-name="Standard">root@AlexanderCoretchi:/var/www# ls -l /etc/apache2/apache2.conf</text:p>
      <text:p text:style-name="Standard">-rwxr-xr-- 1 root root 7202 Jul 29 17:32 /etc/apache2/apache2.conf</text:p>
      <text:p text:style-name="Standard">root@AlexanderCoretchi:/var/www# </text:p>
      <text:p text:style-name="Standard">root@AlexanderCoretchi:/var/www# </text:p>
      <text:p text:style-name="Standard">root@AlexanderCoretchi:/var/www# chmod -R 644 /etc/apache2/apache2.conf</text:p>
      <text:p text:style-name="Standard">root@AlexanderCoretchi:/var/www# </text:p>
      <text:p text:style-name="Standard">root@AlexanderCoretchi:/var/www# ls -l /etc/apache2/apache2.conf</text:p>
      <text:p text:style-name="Standard">-rw-r--r-- 1 root root 7202 Jul 29 17:32 /etc/apache2/apache2.conf</text:p>
      <text:p text:style-name="Standard">root@AlexanderCoretchi:/var/www# </text:p>
      <text:p text:style-name="Standard">root@AlexanderCoretchi:/var/www# </text:p>
      <text:p text:style-name="Standard">root@AlexanderCoretchi:/var/www# cd /etc/apache2/apache2.conf</text:p>
      <text:p text:style-name="Standard">bash: cd: /etc/apache2/apache2.conf: Not a directory</text:p>
      <text:p text:style-name="Standard">root@AlexanderCoretchi:/var/www# cd /etc/apache2</text:p>
      <text:p text:style-name="Standard">root@AlexanderCoretchi:/etc/apache2# ls</text:p>
      <text:p text:style-name="Standard">apache2.conf <text:s text:c="6"/>conf-available <text:s/>envvars <text:s/>mods-available <text:s/>ports.conf <text:s text:c="6"/>sites-enabled</text:p>
      <text:p text:style-name="Standard">apache2.conf.save <text:s/>conf-enabled <text:s text:c="3"/>magic <text:s text:c="3"/>mods-enabled <text:s text:c="3"/>sites-available</text:p>
      <text:p text:style-name="Standard">root@AlexanderCoretchi:/etc/apache2# </text:p>
      <text:p text:style-name="Standard">root@AlexanderCoretchi:/etc/apache2# ls -l</text:p>
      <text:p text:style-name="Standard">total 88</text:p>
      <text:p text:style-name="Standard">-rw-r--r-- 1 root root <text:s/>7202 Jul 29 17:32 apache2.conf</text:p>
      <text:p text:style-name="Standard">-rw-r--r-- 1 root root <text:s/>7225 Jul 22 15:50 apache2.conf.save</text:p>
      <text:p text:style-name="Standard">drwxr-xr-x 2 root root <text:s/>4096 Jul 22 12:54 conf-available</text:p>
      <text:p text:style-name="Standard">drwxr-xr-x 2 root root <text:s/>4096 Jul 22 10:35 conf-enabled</text:p>
      <text:p text:style-name="Standard">-rw-r--r-- 1 root root <text:s/>1782 Feb 23 <text:s/>2021 envvars</text:p>
      <text:p text:style-name="Standard">-rw-r--r-- 1 root root 31063 Feb 23 <text:s/>2021 magic</text:p>
      <text:p text:style-name="Standard">drwxr-xr-x 2 root root 12288 Jul 22 10:35 mods-available</text:p>
      <text:p text:style-name="Standard">drwxr-xr-x 2 root root <text:s/>4096 Jul 22 10:35 mods-enabled</text:p>
      <text:p text:style-name="Standard">-rw-r--r-- 1 root root <text:s text:c="2"/>320 Jul 22 11:14 ports.conf</text:p>
      <text:p text:style-name="Standard">drwxr-xr-x 2 root root <text:s/>4096 Jul 29 17:23 sites-available</text:p>
      <text:p text:style-name="Standard">drwxr-xr-x 2 root root <text:s/>4096 Jul 22 12:07 sites-enabled</text:p>
      <text:p text:style-name="Standard">root@AlexanderCoretchi:/etc/apache2# </text:p>
      <text:p text:style-name="Standard">root@AlexanderCoretchi:/etc/apache2# chmod -R 754 apache2.conf</text:p>
      <text:p text:style-name="Standard">root@AlexanderCoretchi:/etc/apache2# </text:p>
      <text:p text:style-name="Standard">root@AlexanderCoretchi:/etc/apache2# ls -l</text:p>
      <text:p text:style-name="Standard">total 88</text:p>
      <text:p text:style-name="Standard">-rwxr-xr-- 1 root root <text:s/>7202 Jul 29 17:32 apache2.conf</text:p>
      <text:p text:style-name="Standard">-rw-r--r-- 1 root root <text:s/>7225 Jul 22 15:50 apache2.conf.save</text:p>
      <text:p text:style-name="Standard">drwxr-xr-x 2 root root <text:s/>4096 Jul 22 12:54 conf-available</text:p>
      <text:p text:style-name="Standard">drwxr-xr-x 2 root root <text:s/>4096 Jul 22 10:35 conf-enabled</text:p>
      <text:p text:style-name="Standard">-rw-r--r-- 1 root root <text:s/>1782 Feb 23 <text:s/>2021 envvars</text:p>
      <text:p text:style-name="Standard">-rw-r--r-- 1 root root 31063 Feb 23 <text:s/>2021 magic</text:p>
      <text:p text:style-name="Standard">drwxr-xr-x 2 root root 12288 Jul 22 10:35 mods-available</text:p>
      <text:p text:style-name="Standard">drwxr-xr-x 2 root root <text:s/>4096 Jul 22 10:35 mods-enabled</text:p>
      <text:p text:style-name="Standard"><text:soft-page-break/>-rw-r--r-- 1 root root <text:s text:c="2"/>320 Jul 22 11:14 ports.conf</text:p>
      <text:p text:style-name="Standard">drwxr-xr-x 2 root root <text:s/>4096 Jul 29 17:23 sites-available</text:p>
      <text:p text:style-name="Standard">drwxr-xr-x 2 root root <text:s/>4096 Jul 22 12:07 sites-enabled</text:p>
      <text:p text:style-name="Standard">root@AlexanderCoretchi:/etc/apache2# </text:p>
      <text:p text:style-name="Standard">root@AlexanderCoretchi:/etc/apache2# </text:p>
      <text:p text:style-name="Standard">root@AlexanderCoretchi:/etc/apache2# chmod -R 644 apache2.conf</text:p>
      <text:p text:style-name="Standard">root@AlexanderCoretchi:/etc/apache2# </text:p>
      <text:p text:style-name="Standard">root@AlexanderCoretchi:/etc/apache2# ls -l</text:p>
      <text:p text:style-name="Standard">total 88</text:p>
      <text:p text:style-name="Standard">-rw-r--r-- 1 root root <text:s/>7202 Jul 29 17:32 apache2.conf</text:p>
      <text:p text:style-name="Standard">-rw-r--r-- 1 root root <text:s/>7225 Jul 22 15:50 apache2.conf.save</text:p>
      <text:p text:style-name="Standard">drwxr-xr-x 2 root root <text:s/>4096 Jul 22 12:54 conf-available</text:p>
      <text:p text:style-name="Standard">drwxr-xr-x 2 root root <text:s/>4096 Jul 22 10:35 conf-enabled</text:p>
      <text:p text:style-name="Standard">-rw-r--r-- 1 root root <text:s/>1782 Feb 23 <text:s/>2021 envvars</text:p>
      <text:p text:style-name="Standard">-rw-r--r-- 1 root root 31063 Feb 23 <text:s/>2021 magic</text:p>
      <text:p text:style-name="Standard">drwxr-xr-x 2 root root 12288 Jul 22 10:35 mods-available</text:p>
      <text:p text:style-name="Standard">drwxr-xr-x 2 root root <text:s/>4096 Jul 22 10:35 mods-enabled</text:p>
      <text:p text:style-name="Standard">-rw-r--r-- 1 root root <text:s text:c="2"/>320 Jul 22 11:14 ports.conf</text:p>
      <text:p text:style-name="Standard">drwxr-xr-x 2 root root <text:s/>4096 Jul 29 17:23 sites-available</text:p>
      <text:p text:style-name="Standard">drwxr-xr-x 2 root root <text:s/>4096 Jul 22 12:07 sites-enabled</text:p>
      <text:p text:style-name="Standard">root@AlexanderCoretchi:/etc/apache2# </text:p>
      <text:p text:style-name="Standard">root@AlexanderCoretchi:/etc/apache2# </text:p>
      <text:p text:style-name="Standard">root@AlexanderCoretchi:/etc/apache2# </text:p>
      <text:p text:style-name="Standard">root@AlexanderCoretchi:/etc/apache2# cd /var/www</text:p>
      <text:p text:style-name="Standard">root@AlexanderCoretchi:/var/www# ls</text:p>
      <text:p text:style-name="Standard">html <text:s/>test_curl.php</text:p>
      <text:p text:style-name="Standard">root@AlexanderCoretchi:/var/www# cd ..</text:p>
      <text:p text:style-name="Standard">root@AlexanderCoretchi:/var# ls -l</text:p>
      <text:p text:style-name="Standard">total 52</text:p>
      <text:p text:style-name="Standard">drwxr-xr-x <text:s/>2 root root <text:s text:c="4"/>4096 Jul 29 09:14 backups</text:p>
      <text:p text:style-name="Standard">drwxr-xr-x 18 root root <text:s text:c="4"/>4096 Jul 27 15:49 cache</text:p>
      <text:p text:style-name="Standard">drwxrwsrwt <text:s/>2 root whoopsie 4096 Jul 22 15:50 crash</text:p>
      <text:p text:style-name="Standard">drwxr-xr-x 77 root root <text:s text:c="4"/>4096 Jul 27 16:04 lib</text:p>
      <text:p text:style-name="Standard">drwxrwsr-x <text:s/>2 root staff <text:s text:c="3"/>4096 Apr 15 <text:s/>2020 local</text:p>
      <text:p text:style-name="Standard">lrwxrwxrwx <text:s/>1 root root <text:s text:c="7"/>9 Jul 21 11:55 lock -&gt; /run/lock</text:p>
      <text:p text:style-name="Standard">drwxrwxr-x 30 root syslog <text:s text:c="2"/>4096 Jul 29 16:25 log</text:p>
      <text:p text:style-name="Standard">drwxrwsr-x <text:s/>2 root mail <text:s text:c="4"/>4096 Feb 23 10:47 mail</text:p>
      <text:p text:style-name="Standard">drwxrwsrwt <text:s/>2 root whoopsie 4096 Feb 23 10:50 metrics</text:p>
      <text:p text:style-name="Standard">drwxr-xr-x <text:s/>2 root root <text:s text:c="4"/>4096 Feb 23 10:47 opt</text:p>
      <text:p text:style-name="Standard">lrwxrwxrwx <text:s/>1 root root <text:s text:c="7"/>4 Jul 21 11:55 run -&gt; /run</text:p>
      <text:p text:style-name="Standard">drwxr-xr-x <text:s/>8 root root <text:s text:c="4"/>4096 Feb 23 10:54 snap</text:p>
      <text:p text:style-name="Standard">drwxr-xr-x <text:s/>7 root root <text:s text:c="4"/>4096 Feb 23 10:49 spool</text:p>
      <text:p text:style-name="Standard">drwxrwxrwt 11 root root <text:s text:c="4"/>4096 Jul 29 17:42 tmp</text:p>
      <text:p text:style-name="Standard">drwxr-xr-x <text:s/>3 root root <text:s text:c="4"/>4096 Jul 25 14:18 www</text:p>
      <text:p text:style-name="Standard">root@AlexanderCoretchi:/var# </text:p>
      <text:p text:style-name="Standard">root@AlexanderCoretchi:/var# </text:p>
      <text:p text:style-name="Standard">root@AlexanderCoretchi:/var# </text:p>
      <text:p text:style-name="Standard">root@AlexanderCoretchi:/var# </text:p>
      <text:p text:style-name="Standard">root@AlexanderCoretchi:/var# nano /etc/apache2/apache2.conf</text:p>
      <text:p text:style-name="Standard"><text:soft-page-break/>root@AlexanderCoretchi:/var# cd www/html</text:p>
      <text:p text:style-name="Standard">root@AlexanderCoretchi:/var/www/html# ls</text:p>
      <text:p text:style-name="Standard">index.html <text:s/>index.nginx-debian.html</text:p>
      <text:p text:style-name="Standard">root@AlexanderCoretchi:/var/www/html# ls -l</text:p>
      <text:p text:style-name="Standard">total 16</text:p>
      <text:p text:style-name="Standard">-rw-r----- 1 root root 10918 Jul 22 10:35 index.html</text:p>
      <text:p text:style-name="Standard">-rw-r----- 1 root root <text:s text:c="2"/>612 Jul 22 10:17 index.nginx-debian.html</text:p>
      <text:p text:style-name="Standard">root@AlexanderCoretchi:/var/www/html# chmod -R 754 index.html</text:p>
      <text:p text:style-name="Standard">root@AlexanderCoretchi:/var/www/html# ls -l</text:p>
      <text:p text:style-name="Standard">total 16</text:p>
      <text:p text:style-name="Standard">-rwxr-xr-- 1 root root 10918 Jul 22 10:35 index.html</text:p>
      <text:p text:style-name="Standard">-rw-r----- 1 root root <text:s text:c="2"/>612 Jul 22 10:17 index.nginx-debian.html</text:p>
      <text:p text:style-name="Standard">root@AlexanderCoretchi:/var/www/html# </text:p>
      <text:p text:style-name="Standard">root@AlexanderCoretchi:/var/www/html# </text:p>
      <text:p text:style-name="Standard">root@AlexanderCoretchi:/var/www/html# systemctl restart apache2</text:p>
      <text:p text:style-name="Standard">root@AlexanderCoretchi:/var/www/html# </text:p>
      <text:p text:style-name="Standard">root@AlexanderCoretchi:/var/www/html# </text:p>
      <text:p text:style-name="Standard">root@AlexanderCoretchi:/var/www/html# systemctl status apache2</text:p>
      <text:p text:style-name="Standard">● apache2.service - The Apache HTTP Server</text:p>
      <text:p text:style-name="Standard"><text:s text:c="5"/>Loaded: loaded (/lib/systemd/system/apache2.service; enabled; vendor preset: enabled)</text:p>
      <text:p text:style-name="Standard"><text:s text:c="5"/>Active: active (running) since Fri 2022-07-29 17:57:19 EEST; 12s ago</text:p>
      <text:p text:style-name="Standard"><text:s text:c="7"/>Docs: https://httpd.apache.org/docs/2.4/</text:p>
      <text:p text:style-name="Standard"><text:s text:c="4"/>Process: 222964 ExecStart=/usr/sbin/apachectl start (code=exited, status=0/SUCCESS)</text:p>
      <text:p text:style-name="Standard"><text:s text:c="3"/>Main PID: 222968 (apache2)</text:p>
      <text:p text:style-name="Standard"><text:s text:c="6"/>Tasks: 55 (limit: 9304)</text:p>
      <text:p text:style-name="Standard"><text:s text:c="5"/>Memory: 4.9M</text:p>
      <text:p text:style-name="Standard"><text:s text:c="5"/>CGroup: /system.slice/apache2.service</text:p>
      <text:p text:style-name="Standard"><text:s text:c="13"/>├─222968 /usr/sbin/apache2 -k start</text:p>
      <text:p text:style-name="Standard"><text:s text:c="13"/>├─222969 /usr/sbin/apache2 -k start</text:p>
      <text:p text:style-name="Standard"><text:s text:c="13"/>└─222970 /usr/sbin/apache2 -k start</text:p>
      <text:p text:style-name="Standard"/>
      <text:p text:style-name="Standard">Jul 29 17:57:19 AlexanderCoretchi systemd[1]: Starting The Apache HTTP Server...</text:p>
      <text:p text:style-name="Standard">Jul 29 17:57:19 AlexanderCoretchi apachectl[222967]: AH00558: apache2: Could not reliably determine the &gt;</text:p>
      <text:p text:style-name="Standard">Jul 29 17:57:19 AlexanderCoretchi systemd[1]: Started The Apache HTTP Server.</text:p>
      <text:p text:style-name="Standard"/>
      <text:p text:style-name="Standard">[21]+ <text:s/>Stopped <text:s text:c="16"/>systemctl status apache2</text:p>
      <text:p text:style-name="Standard">root@AlexanderCoretchi:/var/www/html# </text:p>
      <text:p text:style-name="Standard">root@AlexanderCoretchi:/var/www/html# </text:p>
      <text:p text:style-name="Standard">root@AlexanderCoretchi:/var/www/html# cd /etc/nginx/nginx.conf</text:p>
      <text:p text:style-name="Standard">bash: cd: /etc/nginx/nginx.conf: Not a directory</text:p>
      <text:p text:style-name="Standard">root@AlexanderCoretchi:/var/www/html# nano /etc/nginx/nginx.conf</text:p>
      <text:p text:style-name="Standard">root@AlexanderCoretchi:/var/www/html# nano /etc/nginx/nginx.conf</text:p>
      <text:p text:style-name="Standard">root@AlexanderCoretchi:/var/www/html# nano /etc/nginx/nginx.conf</text:p>
      <text:p text:style-name="Standard">root@AlexanderCoretchi:/var/www/html# </text:p>
      <text:p text:style-name="Standard">root@AlexanderCoretchi:/var/www/html# </text:p>
      <text:p text:style-name="Standard">root@AlexanderCoretchi:/var/www/html# </text:p>
      <text:p text:style-name="Standard">root@AlexanderCoretchi:/var/www/html# nano /etc/nginx/nginx.conf</text:p>
      <text:p text:style-name="Standard">root@AlexanderCoretchi:/var/www/html# </text:p>
      <text:p text:style-name="Standard"><text:soft-page-break/>root@AlexanderCoretchi:/var/www/html# </text:p>
      <text:p text:style-name="Standard">root@AlexanderCoretchi:/var/www/html# systemctl restart apache2</text:p>
      <text:p text:style-name="Standard">root@AlexanderCoretchi:/var/www/html# systemctl restart nginx</text:p>
      <text:p text:style-name="Standard">root@AlexanderCoretchi:/var/www/html# </text:p>
      <text:p text:style-name="Standard">root@AlexanderCoretchi:/var/www/html# cd /etc/nginx/</text:p>
      <text:p text:style-name="Standard">root@AlexanderCoretchi:/etc/nginx# ls conf.d/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cd conf.d/</text:p>
      <text:p text:style-name="Standard">root@AlexanderCoretchi:/etc/nginx/conf.d# ls</text:p>
      <text:p text:style-name="Standard">root@AlexanderCoretchi:/etc/nginx/conf.d# ls</text:p>
      <text:p text:style-name="Standard">root@AlexanderCoretchi:/etc/nginx/conf.d# ls</text:p>
      <text:p text:style-name="Standard">root@AlexanderCoretchi:/etc/nginx/conf.d# ls</text:p>
      <text:p text:style-name="Standard">root@AlexanderCoretchi:/etc/nginx/conf.d# cd ..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cd /sites-enabled</text:p>
      <text:p text:style-name="Standard">bash: cd: /sites-enabled: No such file or directory</text:p>
      <text:p text:style-name="Standard">root@AlexanderCoretchi:/etc/nginx# cd sites-enabled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ls</text:p>
      <text:p text:style-name="Standard">default</text:p>
      <text:p text:style-name="Standard">root@AlexanderCoretchi:/etc/nginx/sites-enabled# mv default default.conf</text:p>
      <text:p text:style-name="Standard">root@AlexanderCoretchi:/etc/nginx/sites-enabled# ls</text:p>
      <text:p text:style-name="Standard">default.conf</text:p>
      <text:p text:style-name="Standard">root@AlexanderCoretchi:/etc/nginx/sites-enabled# nano default.conf </text:p>
      <text:p text:style-name="Standard">root@AlexanderCoretchi:/etc/nginx/sites-enabled# nano default.conf </text:p>
      <text:p text:style-name="Standard">root@AlexanderCoretchi:/etc/nginx/sites-enabled# cp default.conf /etc/nginx/conf.d/</text:p>
      <text:p text:style-name="Standard">root@AlexanderCoretchi:/etc/nginx/sites-enabled# systemctl restart nginx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systemctl ststus nginx</text:p>
      <text:p text:style-name="Standard">Unknown operation ststus.</text:p>
      <text:p text:style-name="Standard">root@AlexanderCoretchi:/etc/nginx/sites-enabled# systemctl status nginx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Fri 2022-07-29 18:08:35 EEST; 13s ago</text:p>
      <text:p text:style-name="Standard"><text:s text:c="7"/>Docs: man:nginx(8)</text:p>
      <text:p text:style-name="Standard"><text:s text:c="4"/>Process: 223363 ExecStartPre=/usr/sbin/nginx -t -q -g daemon on; master_process on; (code=exited, st&gt;</text:p>
      <text:p text:style-name="Standard"><text:s text:c="4"/>Process: 223364 ExecStart=/usr/sbin/nginx -g daemon on; master_process on; (code=exited, status=0/SU&gt;</text:p>
      <text:p text:style-name="Standard"><text:s text:c="3"/>Main PID: 223365 (nginx)</text:p>
      <text:p text:style-name="Standard"><text:s text:c="6"/>Tasks: 5 (limit: 9304)</text:p>
      <text:p text:style-name="Standard"><text:soft-page-break/><text:s text:c="5"/>Memory: 4.6M</text:p>
      <text:p text:style-name="Standard"><text:s text:c="5"/>CGroup: /system.slice/nginx.service</text:p>
      <text:p text:style-name="Standard"><text:s text:c="13"/>├─223365 nginx: master process /usr/sbin/nginx -g daemon on; master_process on;</text:p>
      <text:p text:style-name="Standard"><text:s text:c="13"/>├─223366 nginx: worker process</text:p>
      <text:p text:style-name="Standard"><text:s text:c="13"/>├─223367 nginx: worker process</text:p>
      <text:p text:style-name="Standard"><text:s text:c="13"/>├─223368 nginx: worker process</text:p>
      <text:p text:style-name="Standard"><text:s text:c="13"/>└─223369 nginx: worker process</text:p>
      <text:p text:style-name="Standard"/>
      <text:p text:style-name="Standard">Jul 29 18:08:35 AlexanderCoretchi systemd[1]: nginx.service: Succeeded.</text:p>
      <text:p text:style-name="Standard">Jul 29 18:08:35 AlexanderCoretchi systemd[1]: Stopped A high performance web server and a reverse proxy &gt;</text:p>
      <text:p text:style-name="Standard">Jul 29 18:08:35 AlexanderCoretchi systemd[1]: Starting A high performance web server and a reverse proxy&gt;</text:p>
      <text:p text:style-name="Standard">Jul 29 18:08:35 AlexanderCoretchi nginx[223363]: nginx: [warn] conflicting server name "localhost" on 0.&gt;</text:p>
      <text:p text:style-name="Standard">Jul 29 18:08:35 AlexanderCoretchi nginx[223364]: nginx: [warn] conflicting server name "localhost" on 0.&gt;</text:p>
      <text:p text:style-name="Standard">Jul 29 18:08:35 AlexanderCoretchi systemd[1]: Started A high performance web server and a reverse proxy &gt;</text:p>
      <text:p text:style-name="Standard"/>
      <text:p text:style-name="Standard">[22]+ <text:s/>Stopped <text:s text:c="16"/>systemctl status nginx</text:p>
      <text:p text:style-name="Standard">root@AlexanderCoretchi:/etc/nginx/sites-enabled# </text:p>
      <text:p text:style-name="Standard">root@AlexanderCoretchi:/etc/nginx/sites-enabled# </text:p>
      <text:p text:style-name="Standard">root@AlexanderCoretchi:/etc/nginx/sites-enabled# cd</text:p>
      <text:p text:style-name="Standard">root@AlexanderCoretchi:~# </text:p>
      <text:p text:style-name="Standard">root@AlexanderCoretchi:~# locate index.html</text:p>
      <text:p text:style-name="Standard">/snap/gnome-3-38-2004/112/usr/share/devhelp/books/vala-0.48/index.html</text:p>
      <text:p text:style-name="Standard">/snap/gnome-3-38-2004/112/usr/share/gtk-doc/html/gudev/index.html</text:p>
      <text:p text:style-name="Standard">/snap/gnome-3-38-2004/112/usr/share/gtk-doc/html/libpsl/deprecated-api-index.html</text:p>
      <text:p text:style-name="Standard">/snap/gnome-3-38-2004/112/usr/share/gtk-doc/html/libpsl/index.html</text:p>
      <text:p text:style-name="Standard">/snap/gnome-3-38-2004/112/usr/share/gtk-doc/html/libsecret-1/index.html</text:p>
      <text:p text:style-name="Standard">/snap/gnome-3-38-2004/112/usr/share/gtk-doc/html/p11-kit/index.html</text:p>
      <text:p text:style-name="Standard">/snap/gnome-3-38-2004/99/usr/share/devhelp/books/vala-0.48/index.html</text:p>
      <text:p text:style-name="Standard">/snap/gnome-3-38-2004/99/usr/share/gtk-doc/html/gudev/index.html</text:p>
      <text:p text:style-name="Standard">/snap/gnome-3-38-2004/99/usr/share/gtk-doc/html/libpsl/deprecated-api-index.html</text:p>
      <text:p text:style-name="Standard">/snap/gnome-3-38-2004/99/usr/share/gtk-doc/html/libpsl/index.html</text:p>
      <text:p text:style-name="Standard">/snap/gnome-3-38-2004/99/usr/share/gtk-doc/html/libsecret-1/index.html</text:p>
      <text:p text:style-name="Standard">/snap/gnome-3-38-2004/99/usr/share/gtk-doc/html/p11-kit/index.html</text:p>
      <text:p text:style-name="Standard">/snap/snap-store/558/usr/share/doc/shared-mime-info/shared-mime-info-spec.html/index.html</text:p>
      <text:p text:style-name="Standard">/usr/local/src/gateway-1.4.5/contrib/php-admin/index.html</text:p>
      <text:p text:style-name="Standard">/usr/local/src/gateway-1.4.5/contrib/web/index.html</text:p>
      <text:p text:style-name="Standard">/usr/share/apache2/default-site/index.html</text:p>
      <text:p text:style-name="Standard">/usr/share/cups/doc-root/index.html</text:p>
      <text:p text:style-name="Standard">/usr/share/cups/doc-root/de/index.html</text:p>
      <text:p text:style-name="Standard">/usr/share/cups/doc-root/es/index.html</text:p>
      <text:p text:style-name="Standard">/usr/share/cups/doc-root/ja/index.html</text:p>
      <text:p text:style-name="Standard">/usr/share/cups/doc-root/pt_BR/index.html</text:p>
      <text:p text:style-name="Standard">/usr/share/cups/doc-root/ru/index.html</text:p>
      <text:p text:style-name="Standard">/usr/share/doc/adduser/examples/adduser.local.conf.examples/skel.other/index.html</text:p>
      <text:p text:style-name="Standard"><text:soft-page-break/>/usr/share/doc/doc-base/doc-base.html/index.html</text:p>
      <text:p text:style-name="Standard">/usr/share/doc/gdisk/index.html</text:p>
      <text:p text:style-name="Standard">/usr/share/doc/info/html/index.html</text:p>
      <text:p text:style-name="Standard">/usr/share/doc/libexpat1-dev/expat.html/index.html</text:p>
      <text:p text:style-name="Standard">/usr/share/doc/libnewt-dev/tutorial.html/index.html</text:p>
      <text:p text:style-name="Standard">/usr/share/doc/module-assistant/index.html</text:p>
      <text:p text:style-name="Standard">/usr/share/doc/privoxy/index.html</text:p>
      <text:p text:style-name="Standard">/usr/share/doc/privoxy/developer-manual/index.html</text:p>
      <text:p text:style-name="Standard">/usr/share/doc/privoxy/faq/index.html</text:p>
      <text:p text:style-name="Standard">/usr/share/doc/privoxy/user-manual/index.html</text:p>
      <text:p text:style-name="Standard">/usr/share/doc/python3/python-policy.html/index.html</text:p>
      <text:p text:style-name="Standard">/usr/share/doc/shared-mime-info/shared-mime-info-spec.html/index.html</text:p>
      <text:p text:style-name="Standard">/usr/share/doc/xorg/index.html</text:p>
      <text:p text:style-name="Standard">/usr/share/gtk-doc/html/iio-sensor-proxy/index.html</text:p>
      <text:p text:style-name="Standard">/usr/share/gtk-doc/html/totem/index.html</text:p>
      <text:p text:style-name="Standard">/usr/share/libreoffice/help/index.html</text:p>
      <text:p text:style-name="Standard">/usr/share/libreoffice/help/en-GB/text/swriter/guide/indices_index.html</text:p>
      <text:p text:style-name="Standard">/usr/share/libreoffice/help/en-US/text/swriter/guide/indices_index.html</text:p>
      <text:p text:style-name="Standard">/usr/share/libreoffice/help/ru/text/swriter/guide/indices_index.html</text:p>
      <text:p text:style-name="Standard">/usr/share/nginx/html/index.html</text:p>
      <text:p text:style-name="Standard">/usr/share/transmission/web/index.html</text:p>
      <text:p text:style-name="Standard">/var/www/html/index.html</text:p>
      <text:p text:style-name="Standard">root@AlexanderCoretchi:~# cd /etc/nginx/conf.d/</text:p>
      <text:p text:style-name="Standard">root@AlexanderCoretchi:/etc/nginx/conf.d# nano default.conf</text:p>
      <text:p text:style-name="Standard">root@AlexanderCoretchi:/etc/nginx/conf.d# nano default.conf</text:p>
      <text:p text:style-name="Standard">root@AlexanderCoretchi:/etc/nginx/conf.d# systemctl restart nginx</text:p>
      <text:p text:style-name="Standard">root@AlexanderCoretchi:/etc/nginx/conf.d# systemctl status nginx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Fri 2022-07-29 18:12:13 EEST; 6s ago</text:p>
      <text:p text:style-name="Standard"><text:s text:c="7"/>Docs: man:nginx(8)</text:p>
      <text:p text:style-name="Standard"><text:s text:c="4"/>Process: 223498 ExecStartPre=/usr/sbin/nginx -t -q -g daemon on; master_process on; (code=exited, st&gt;</text:p>
      <text:p text:style-name="Standard"><text:s text:c="4"/>Process: 223499 ExecStart=/usr/sbin/nginx -g daemon on; master_process on; (code=exited, status=0/SU&gt;</text:p>
      <text:p text:style-name="Standard"><text:s text:c="3"/>Main PID: 223500 (nginx)</text:p>
      <text:p text:style-name="Standard"><text:s text:c="6"/>Tasks: 5 (limit: 9304)</text:p>
      <text:p text:style-name="Standard"><text:s text:c="5"/>Memory: 4.6M</text:p>
      <text:p text:style-name="Standard"><text:s text:c="5"/>CGroup: /system.slice/nginx.service</text:p>
      <text:p text:style-name="Standard"><text:s text:c="13"/>├─223500 nginx: master process /usr/sbin/nginx -g daemon on; master_process on;</text:p>
      <text:p text:style-name="Standard"><text:s text:c="13"/>├─223501 nginx: worker process</text:p>
      <text:p text:style-name="Standard"><text:s text:c="13"/>├─223502 nginx: worker process</text:p>
      <text:p text:style-name="Standard"><text:s text:c="13"/>├─223503 nginx: worker process</text:p>
      <text:p text:style-name="Standard"><text:s text:c="13"/>└─223504 nginx: worker process</text:p>
      <text:p text:style-name="Standard"/>
      <text:p text:style-name="Standard">Jul 29 18:12:13 AlexanderCoretchi systemd[1]: Starting A high performance web server and a reverse proxy&gt;</text:p>
      <text:p text:style-name="Standard">Jul 29 18:12:13 AlexanderCoretchi nginx[223498]: nginx: [warn] conflicting server name "localhost" on 0.&gt;</text:p>
      <text:p text:style-name="Standard"><text:soft-page-break/>Jul 29 18:12:13 AlexanderCoretchi nginx[223499]: nginx: [warn] conflicting server name "localhost" on 0.&gt;</text:p>
      <text:p text:style-name="Standard">Jul 29 18:12:13 AlexanderCoretchi systemd[1]: Started A high performance web server and a reverse proxy &gt;</text:p>
      <text:p text:style-name="Standard">lines 1-20/20 (END)</text:p>
      <text:p text:style-name="Standard">[23]+ <text:s/>Stopped <text:s text:c="16"/>systemctl status nginx</text:p>
      <text:p text:style-name="Standard">root@AlexanderCoretchi:/etc/nginx/conf.d# </text:p>
      <text:p text:style-name="Standard">root@AlexanderCoretchi:/etc/nginx/conf.d# </text:p>
      <text:p text:style-name="Standard">root@AlexanderCoretchi:/etc/nginx/conf.d# </text:p>
      <text:p text:style-name="Standard">root@AlexanderCoretchi:/etc/nginx/conf.d# cd /etc/nginx</text:p>
      <text:p text:style-name="Standard">root@AlexanderCoretchi:/etc/nginx# ls</text:p>
      <text:p text:style-name="Standard">conf.d <text:s text:c="9"/>koi-utf <text:s text:c="4"/>modules-available <text:s/>proxy_params <text:s text:c="4"/>sites-enabled <text:s/>win-utf</text:p>
      <text:p text:style-name="Standard">fastcgi.conf <text:s text:c="3"/>koi-win <text:s text:c="4"/>modules-enabled <text:s text:c="3"/>scgi_params <text:s text:c="5"/>snippets</text:p>
      <text:p text:style-name="Standard">fastcgi_params <text:s/>mime.types <text:s/>nginx.conf <text:s text:c="8"/>sites-available <text:s/>uwsgi_params</text:p>
      <text:p text:style-name="Standard">root@AlexanderCoretchi:/etc/nginx# nano nginx.conf</text:p>
      <text:p text:style-name="Standard">root@AlexanderCoretchi:/etc/nginx# </text:p>
      <text:p text:style-name="Standard">root@AlexanderCoretchi:/etc/nginx# </text:p>
      <text:p text:style-name="Standard">root@AlexanderCoretchi:/etc/nginx# </text:p>
      <text:p text:style-name="Standard">root@AlexanderCoretchi:/etc/nginx# systemctl restart nginx</text:p>
      <text:p text:style-name="Standard">root@AlexanderCoretchi:/etc/nginx# systemctl status nginx</text:p>
      <text:p text:style-name="Standard">● nginx.service - A high performance web server and a reverse proxy server</text:p>
      <text:p text:style-name="Standard"><text:s text:c="5"/>Loaded: loaded (/lib/systemd/system/nginx.service; enabled; vendor preset: enabled)</text:p>
      <text:p text:style-name="Standard"><text:s text:c="5"/>Active: active (running) since Fri 2022-07-29 18:13:33 EEST; 3s ago</text:p>
      <text:p text:style-name="Standard"><text:s text:c="7"/>Docs: man:nginx(8)</text:p>
      <text:p text:style-name="Standard"><text:s text:c="4"/>Process: 223526 ExecStartPre=/usr/sbin/nginx -t -q -g daemon on; master_process on; (code=exited, st&gt;</text:p>
      <text:p text:style-name="Standard"><text:s text:c="4"/>Process: 223527 ExecStart=/usr/sbin/nginx -g daemon on; master_process on; (code=exited, status=0/SU&gt;</text:p>
      <text:p text:style-name="Standard"><text:s text:c="3"/>Main PID: 223528 (nginx)</text:p>
      <text:p text:style-name="Standard"><text:s text:c="6"/>Tasks: 5 (limit: 9304)</text:p>
      <text:p text:style-name="Standard"><text:s text:c="5"/>Memory: 4.6M</text:p>
      <text:p text:style-name="Standard"><text:s text:c="5"/>CGroup: /system.slice/nginx.service</text:p>
      <text:p text:style-name="Standard"><text:s text:c="13"/>├─223528 nginx: master process /usr/sbin/nginx -g daemon on; master_process on;</text:p>
      <text:p text:style-name="Standard"><text:s text:c="13"/>├─223529 nginx: worker process</text:p>
      <text:p text:style-name="Standard"><text:s text:c="13"/>├─223530 nginx: worker process</text:p>
      <text:p text:style-name="Standard"><text:s text:c="13"/>├─223531 nginx: worker process</text:p>
      <text:p text:style-name="Standard"><text:s text:c="13"/>└─223532 nginx: worker process</text:p>
      <text:p text:style-name="Standard"/>
      <text:p text:style-name="Standard">Jul 29 18:13:33 AlexanderCoretchi systemd[1]: Starting A high performance web server and a reverse proxy&gt;</text:p>
      <text:p text:style-name="Standard">Jul 29 18:13:33 AlexanderCoretchi systemd[1]: Started A high performance web server and a reverse proxy &gt;</text:p>
      <text:p text:style-name="Standard"/>
      <text:p text:style-name="Standard">[24]+ <text:s/>Stopped <text:s text:c="16"/>systemctl status nginx</text:p>
      <text:p text:style-name="Standard">root@AlexanderCoretchi:/etc/nginx# </text:p>
      <text:p text:style-name="Standard">root@AlexanderCoretchi:/etc/nginx# </text:p>
      <text:p text:style-name="Standard">root@AlexanderCoretchi:/etc/nginx# cd /etc</text:p>
      <text:p text:style-name="Standard">root@AlexanderCoretchi:/etc# ls</text:p>
      <text:p text:style-name="Standard">acpi <text:s text:c="26"/>environment.d <text:s text:c="3"/>logcheck <text:s text:c="16"/>rc4.d</text:p>
      <text:p text:style-name="Standard"><text:soft-page-break/>adduser.conf <text:s text:c="18"/>ethertypes <text:s text:c="6"/>login.defs <text:s text:c="14"/>rc5.d</text:p>
      <text:p text:style-name="Standard">alsa <text:s text:c="26"/>firefox <text:s text:c="9"/>logrotate.conf <text:s text:c="10"/>rc6.d</text:p>
      <text:p text:style-name="Standard">alternatives <text:s text:c="18"/>fonts <text:s text:c="11"/>logrotate.d <text:s text:c="13"/>rcS.d</text:p>
      <text:p text:style-name="Standard">anacrontab <text:s text:c="20"/>fprintd.conf <text:s text:c="4"/>lsb-release <text:s text:c="13"/>resolv.conf</text:p>
      <text:p text:style-name="Standard">apache2 <text:s text:c="23"/>freetds <text:s text:c="9"/>ltrace.conf <text:s text:c="13"/>rmt</text:p>
      <text:p text:style-name="Standard">apg.conf <text:s text:c="22"/>fstab <text:s text:c="11"/>machine-id <text:s text:c="14"/>rpc</text:p>
      <text:p text:style-name="Standard">apm <text:s text:c="27"/>fuse.conf <text:s text:c="7"/>magic <text:s text:c="19"/>rsyslog.conf</text:p>
      <text:p text:style-name="Standard">apparmor <text:s text:c="22"/>fwupd <text:s text:c="11"/>magic.mime <text:s text:c="14"/>rsyslog.d</text:p>
      <text:p text:style-name="Standard">apparmor.d <text:s text:c="20"/>gai.conf <text:s text:c="8"/>mailcap <text:s text:c="17"/>rygel.conf</text:p>
      <text:p text:style-name="Standard">apport <text:s text:c="24"/>gamemode.ini <text:s text:c="4"/>mailcap.order <text:s text:c="11"/>sane.d</text:p>
      <text:p text:style-name="Standard">appstream.conf <text:s text:c="16"/>gdb <text:s text:c="13"/>manpath.config <text:s text:c="10"/>security</text:p>
      <text:p text:style-name="Standard">apt <text:s text:c="27"/>gdm3 <text:s text:c="12"/>mecabrc <text:s text:c="17"/>selinux</text:p>
      <text:p text:style-name="Standard">asterisk16_bc_1 <text:s text:c="15"/>geoclue <text:s text:c="9"/>mime.types <text:s text:c="14"/>sensors3.conf</text:p>
      <text:p text:style-name="Standard">asterisk16_bplus_1 <text:s text:c="12"/>ghostscript <text:s text:c="5"/>mke2fs.conf <text:s text:c="13"/>sensors.d</text:p>
      <text:p text:style-name="Standard">asterisk16_bro_1 <text:s text:c="14"/>glvnd <text:s text:c="11"/>ModemManager <text:s text:c="12"/>services</text:p>
      <text:p text:style-name="Standard">asterisk16_ivr_1 <text:s text:c="14"/>gnome <text:s text:c="11"/>modprobe.d <text:s text:c="14"/>sgml</text:p>
      <text:p text:style-name="Standard">asterisk16_ivr_2 <text:s text:c="14"/>groff <text:s text:c="11"/>modules <text:s text:c="17"/>shadow</text:p>
      <text:p text:style-name="Standard">asterisk16_ussd_1 <text:s text:c="13"/>group <text:s text:c="11"/>modules-load.d <text:s text:c="10"/>shadow-</text:p>
      <text:p text:style-name="Standard">asterisk16_ussd_2 <text:s text:c="13"/>group- <text:s text:c="10"/>mtab <text:s text:c="20"/>shells</text:p>
      <text:p text:style-name="Standard">asterisk16_vasup_1 <text:s text:c="12"/>grub.d <text:s text:c="10"/>mtools.conf <text:s text:c="13"/>skel</text:p>
      <text:p text:style-name="Standard">asterisk16_vm_1 <text:s text:c="15"/>gshadow <text:s text:c="9"/>mysql <text:s text:c="19"/>sngreprc</text:p>
      <text:p text:style-name="Standard">asterisk16_wv_1 <text:s text:c="15"/>gshadow- <text:s text:c="8"/>nanorc <text:s text:c="18"/>snmp</text:p>
      <text:p text:style-name="Standard">avahi <text:s text:c="25"/>gss <text:s text:c="13"/>netplan <text:s text:c="17"/>speech-dispatcher</text:p>
      <text:p text:style-name="Standard">bash.bashrc <text:s text:c="19"/>gtk-2.0 <text:s text:c="9"/>network <text:s text:c="17"/>ssh</text:p>
      <text:p text:style-name="Standard">bash_completion <text:s text:c="15"/>gtk-3.0 <text:s text:c="9"/>networkd-dispatcher <text:s text:c="5"/>ssl</text:p>
      <text:p text:style-name="Standard">bash_completion.d <text:s text:c="13"/>hdparm.conf <text:s text:c="5"/>NetworkManager <text:s text:c="10"/>subgid</text:p>
      <text:p text:style-name="Standard">bindresvport.blacklist <text:s text:c="8"/>host.conf <text:s text:c="7"/>networks <text:s text:c="16"/>subgid-</text:p>
      <text:p text:style-name="Standard">binfmt.d <text:s text:c="22"/>hostid <text:s text:c="10"/>newt <text:s text:c="20"/>subuid</text:p>
      <text:p text:style-name="Standard">bluetooth <text:s text:c="21"/>hostname <text:s text:c="8"/>nginx <text:s text:c="19"/>subuid-</text:p>
      <text:p text:style-name="Standard">brlapi.key <text:s text:c="20"/>hosts <text:s text:c="11"/>nsswitch.conf <text:s text:c="11"/>subversion</text:p>
      <text:p text:style-name="Standard">brltty <text:s text:c="24"/>hosts.allow <text:s text:c="5"/>ODBCDataSources <text:s text:c="9"/>sudoers</text:p>
      <text:p text:style-name="Standard">brltty.conf <text:s text:c="19"/>hosts.deny <text:s text:c="6"/>odbc.ini <text:s text:c="16"/>sudoers.d</text:p>
      <text:p text:style-name="Standard">ca-certificates <text:s text:c="15"/>hosts.save <text:s text:c="6"/>odbcinst.ini <text:s text:c="12"/>sysctl.conf</text:p>
      <text:p text:style-name="Standard">ca-certificates.conf <text:s text:c="10"/>hp <text:s text:c="14"/>openvpn <text:s text:c="17"/>sysctl.d</text:p>
      <text:p text:style-name="Standard">ca-certificates.conf.dpkg-old <text:s/>ifplugd <text:s text:c="9"/>opt <text:s text:c="21"/>systemd</text:p>
      <text:p text:style-name="Standard">calendar <text:s text:c="22"/>init <text:s text:c="12"/>os-release <text:s text:c="14"/>terminfo</text:p>
      <text:p text:style-name="Standard">chatscripts <text:s text:c="19"/>init.d <text:s text:c="10"/>PackageKit <text:s text:c="14"/>thermald</text:p>
      <text:p text:style-name="Standard">console-setup <text:s text:c="17"/>initramfs-tools <text:s/>pam.conf <text:s text:c="16"/>thunderbird</text:p>
      <text:p text:style-name="Standard">cracklib <text:s text:c="22"/>inputrc <text:s text:c="9"/>pam.d <text:s text:c="19"/>timezone</text:p>
      <text:p text:style-name="Standard">cron.d <text:s text:c="24"/>insserv.conf.d <text:s text:c="2"/>papersize <text:s text:c="15"/>tmpfiles.d</text:p>
      <text:p text:style-name="Standard">cron.daily <text:s text:c="20"/>iproute2 <text:s text:c="8"/>passwd <text:s text:c="18"/>ubuntu-advantage</text:p>
      <text:p text:style-name="Standard">cron.hourly <text:s text:c="19"/>issue <text:s text:c="11"/>passwd- <text:s text:c="17"/>ucf.conf</text:p>
      <text:p text:style-name="Standard">cron.monthly <text:s text:c="18"/>issue.net <text:s text:c="7"/>pcmcia <text:s text:c="18"/>udev</text:p>
      <text:p text:style-name="Standard">crontab <text:s text:c="23"/>kannel_ivr_1 <text:s text:c="4"/>perl <text:s text:c="20"/>udisks2</text:p>
      <text:p text:style-name="Standard">cron.weekly <text:s text:c="19"/>kannel_vm_3 <text:s text:c="5"/>php <text:s text:c="21"/>ufw</text:p>
      <text:p text:style-name="Standard">cups <text:s text:c="26"/>kernel <text:s text:c="10"/>pki <text:s text:c="21"/>updatedb.conf</text:p>
      <text:p text:style-name="Standard">cupshelpers <text:s text:c="19"/>kernel-img.conf <text:s/>pm <text:s text:c="22"/>update-manager</text:p>
      <text:p text:style-name="Standard">dahdi <text:s text:c="25"/>kerneloops.conf <text:s/>pnm2ppa.conf <text:s text:c="12"/>update-motd.d</text:p>
      <text:p text:style-name="Standard">dbus-1 <text:s text:c="24"/>keydb <text:s text:c="11"/>polkit-1 <text:s text:c="16"/>update-notifier</text:p>
      <text:p text:style-name="Standard"><text:soft-page-break/>dconf <text:s text:c="25"/>ldap <text:s text:c="12"/>popularity-contest.conf <text:s/>UPower</text:p>
      <text:p text:style-name="Standard">debconf.conf <text:s text:c="18"/>ld.so.cache <text:s text:c="5"/>ppp <text:s text:c="21"/>usb_modeswitch.conf</text:p>
      <text:p text:style-name="Standard">debian_version <text:s text:c="16"/>ld.so.conf <text:s text:c="6"/>printcap <text:s text:c="16"/>usb_modeswitch.d</text:p>
      <text:p text:style-name="Standard">default <text:s text:c="23"/>ld.so.conf.d <text:s text:c="4"/>privoxy <text:s text:c="17"/>vconsole.conf</text:p>
      <text:p text:style-name="Standard">deluser.conf <text:s text:c="18"/>legal <text:s text:c="11"/>profile <text:s text:c="17"/>vim</text:p>
      <text:p text:style-name="Standard">depmod.d <text:s text:c="22"/>libao.conf <text:s text:c="6"/>profile.d <text:s text:c="15"/>vtrgb</text:p>
      <text:p text:style-name="Standard">dhcp <text:s text:c="26"/>libaudit.conf <text:s text:c="3"/>protocols <text:s text:c="15"/>vulkan</text:p>
      <text:p text:style-name="Standard">dictionaries-common <text:s text:c="11"/>libblockdev <text:s text:c="5"/>pulse <text:s text:c="19"/>wgetrc</text:p>
      <text:p text:style-name="Standard">dkms <text:s text:c="26"/>libnl-3 <text:s text:c="9"/>python3 <text:s text:c="17"/>wpa_supplicant</text:p>
      <text:p text:style-name="Standard">doc-base <text:s text:c="22"/>libpaper.d <text:s text:c="6"/>python3.8 <text:s text:c="15"/>X11</text:p>
      <text:p text:style-name="Standard">dpkg <text:s text:c="26"/>libreoffice <text:s text:c="5"/>rc0.d <text:s text:c="19"/>xattr.conf</text:p>
      <text:p text:style-name="Standard">e2scrub.conf <text:s text:c="18"/>locale.alias <text:s text:c="4"/>rc1.d <text:s text:c="19"/>xdg</text:p>
      <text:p text:style-name="Standard">emacs <text:s text:c="25"/>locale.gen <text:s text:c="6"/>rc2.d <text:s text:c="19"/>xml</text:p>
      <text:p text:style-name="Standard">environment <text:s text:c="19"/>localtime <text:s text:c="7"/>rc3.d <text:s text:c="19"/>zsh_command_not_found</text:p>
      <text:p text:style-name="Standard">root@AlexanderCoretchi:/etc# cd apache2</text:p>
      <text:p text:style-name="Standard">root@AlexanderCoretchi:/etc/apache2# ls</text:p>
      <text:p text:style-name="Standard">apache2.conf <text:s text:c="6"/>conf-available <text:s/>envvars <text:s/>mods-available <text:s/>ports.conf <text:s text:c="6"/>sites-enabled</text:p>
      <text:p text:style-name="Standard">apache2.conf.save <text:s/>conf-enabled <text:s text:c="3"/>magic <text:s text:c="3"/>mods-enabled <text:s text:c="3"/>sites-available</text:p>
      <text:p text:style-name="Standard">root@AlexanderCoretchi:/etc/apache2# nano apache2.conf</text:p>
      <text:p text:style-name="Standard">root@AlexanderCoretchi:/etc/apache2# cd sites-enabled/</text:p>
      <text:p text:style-name="Standard">root@AlexanderCoretchi:/etc/apache2/sites-enabled# ls</text:p>
      <text:p text:style-name="Standard">000-default.conf</text:p>
      <text:p text:style-name="Standard">root@AlexanderCoretchi:/etc/apache2/sites-enabled# nano 000-default.conf </text:p>
      <text:p text:style-name="Standard">root@AlexanderCoretchi:/etc/apache2/sites-enabled# ls -l /var/www/html/</text:p>
      <text:p text:style-name="Standard">total 16</text:p>
      <text:p text:style-name="Standard">-rwxr-xr-- 1 root root 10918 Jul 22 10:35 index.html</text:p>
      <text:p text:style-name="Standard">-rw-r----- 1 root root <text:s text:c="2"/>612 Jul 22 10:17 index.nginx-debian.html</text:p>
      <text:p text:style-name="Standard">root@AlexanderCoretchi:/etc/apache2/sites-enabled# cd ..</text:p>
      <text:p text:style-name="Standard">root@AlexanderCoretchi:/etc/apache2# nano apache2.conf</text:p>
      <text:p text:style-name="Standard">root@AlexanderCoretchi:/etc/apache2# <text:span text:style-name="T2">chown -R www-data:www-data /var/www/html</text:span></text:p>
      <text:p text:style-name="Standard">root@AlexanderCoretchi:/etc/apache2# </text:p>
      <text:p text:style-name="Standard">root@AlexanderCoretchi:/etc/apache2# ls -l</text:p>
      <text:p text:style-name="Standard">total 88</text:p>
      <text:p text:style-name="Standard">-rw-r--r-- 1 root root <text:s/>7202 Jul 29 17:51 apache2.conf</text:p>
      <text:p text:style-name="Standard">-rw-r--r-- 1 root root <text:s/>7225 Jul 22 15:50 apache2.conf.save</text:p>
      <text:p text:style-name="Standard">drwxr-xr-x 2 root root <text:s/>4096 Jul 22 12:54 conf-available</text:p>
      <text:p text:style-name="Standard">drwxr-xr-x 2 root root <text:s/>4096 Jul 22 10:35 conf-enabled</text:p>
      <text:p text:style-name="Standard">-rw-r--r-- 1 root root <text:s/>1782 Feb 23 <text:s/>2021 envvars</text:p>
      <text:p text:style-name="Standard">-rw-r--r-- 1 root root 31063 Feb 23 <text:s/>2021 magic</text:p>
      <text:p text:style-name="Standard">drwxr-xr-x 2 root root 12288 Jul 22 10:35 mods-available</text:p>
      <text:p text:style-name="Standard">drwxr-xr-x 2 root root <text:s/>4096 Jul 22 10:35 mods-enabled</text:p>
      <text:p text:style-name="Standard">-rw-r--r-- 1 root root <text:s text:c="2"/>320 Jul 22 11:14 ports.conf</text:p>
      <text:p text:style-name="Standard">drwxr-xr-x 2 root root <text:s/>4096 Jul 29 17:23 sites-available</text:p>
      <text:p text:style-name="Standard">drwxr-xr-x 2 root root <text:s/>4096 Jul 29 18:16 sites-enabled</text:p>
      <text:p text:style-name="Standard">root@AlexanderCoretchi:/etc/apache2# cd /var/www</text:p>
      <text:p text:style-name="Standard">root@AlexanderCoretchi:/var/www# ls -l</text:p>
      <text:p text:style-name="Standard">total 8</text:p>
      <text:p text:style-name="Standard">drwxr-x--- 2 www-data www-data 4096 Jul 25 18:13 html</text:p>
      <text:p text:style-name="Standard">-rw-r--r-- 1 root <text:s text:c="4"/>root <text:s text:c="6"/>43 Jul 22 17:57 test_curl.php</text:p>
      <text:p text:style-name="Standard"><text:soft-page-break/>root@AlexanderCoretchi:/var/www# </text:p>
      <text:p text:style-name="Standard">root@AlexanderCoretchi:/var/www# </text:p>
      <text:p text:style-name="Standard">root@AlexanderCoretchi:/var/www# systemctl restart apache2</text:p>
      <text:p text:style-name="Standard">root@AlexanderCoretchi:/var/www# </text:p>
      <text:p text:style-name="Standard">root@AlexanderCoretchi:/var/www# </text:p>
      <text:p text:style-name="Standard">root@AlexanderCoretchi:/var/www# systemctl ststus apache2</text:p>
      <text:p text:style-name="Standard">Unknown operation ststus.</text:p>
      <text:p text:style-name="Standard">root@AlexanderCoretchi:/var/www# systemctl status apache2</text:p>
      <text:p text:style-name="Standard">● apache2.service - The Apache HTTP Server</text:p>
      <text:p text:style-name="Standard"><text:s text:c="5"/>Loaded: loaded (/lib/systemd/system/apache2.service; enabled; vendor preset: enabled)</text:p>
      <text:p text:style-name="Standard"><text:s text:c="5"/>Active: active (running) since Fri 2022-07-29 18:19:50 EEST; 13s ago</text:p>
      <text:p text:style-name="Standard"><text:s text:c="7"/>Docs: https://httpd.apache.org/docs/2.4/</text:p>
      <text:p text:style-name="Standard"><text:s text:c="4"/>Process: 223640 ExecStart=/usr/sbin/apachectl start (code=exited, status=0/SUCCESS)</text:p>
      <text:p text:style-name="Standard"><text:s text:c="3"/>Main PID: 223644 (apache2)</text:p>
      <text:p text:style-name="Standard"><text:s text:c="6"/>Tasks: 55 (limit: 9304)</text:p>
      <text:p text:style-name="Standard"><text:s text:c="5"/>Memory: 4.9M</text:p>
      <text:p text:style-name="Standard"><text:s text:c="5"/>CGroup: /system.slice/apache2.service</text:p>
      <text:p text:style-name="Standard"><text:s text:c="13"/>├─223644 /usr/sbin/apache2 -k start</text:p>
      <text:p text:style-name="Standard"><text:s text:c="13"/>├─223645 /usr/sbin/apache2 -k start</text:p>
      <text:p text:style-name="Standard"><text:s text:c="13"/>└─223646 /usr/sbin/apache2 -k start</text:p>
      <text:p text:style-name="Standard"/>
      <text:p text:style-name="Standard">Jul 29 18:19:50 AlexanderCoretchi systemd[1]: Starting The Apache HTTP Server...</text:p>
      <text:p text:style-name="Standard">Jul 29 18:19:50 AlexanderCoretchi apachectl[223643]: AH00558: apache2: Could not reliably determine the &gt;</text:p>
      <text:p text:style-name="Standard">Jul 29 18:19:50 AlexanderCoretchi systemd[1]: Started The Apache HTTP Server.</text:p>
      <text:p text:style-name="Standard"/>
      <text:p text:style-name="Standard">[25]+ <text:s/>Stopped <text:s text:c="16"/>systemctl status apache2</text:p>
      <text:p text:style-name="Standard">root@AlexanderCoretchi:/var/www# </text:p>
      <text:p text:style-name="Standard"/>
      <text:p text:style-name="Standard"/>
      <text:p text:style-name="Standard"/>
      <text:p text:style-name="P1">/etc/nginx/conf.d/default.conf</text:p>
      <text:p text:style-name="Standard"/>
      <text:p text:style-name="Standard">server {</text:p>
      <text:p text:style-name="Standard"><text:s text:c="7"/>listen 80;</text:p>
      <text:p text:style-name="Standard"><text:s text:c="7"/>server_name <text:s/>localhost;</text:p>
      <text:p text:style-name="Standard"><text:s text:c="7"/>root /usr/share/nginx/html;</text:p>
      <text:p text:style-name="Standard"><text:s text:c="15"/>client_max_body_size 100M;</text:p>
      <text:p text:style-name="Standard"/>
      <text:p text:style-name="Standard"><text:s text:c="7"/>location /</text:p>
      <text:p text:style-name="Standard"><text:s text:c="7"/>{</text:p>
      <text:p text:style-name="Standard"><text:s text:c="15"/>index index.php index.html index.htm;</text:p>
      <text:p text:style-name="Standard"># <text:s text:c="14"/>try_files $uri $uri/ /index.php?$query_string;</text:p>
      <text:p text:style-name="Standard"># <text:s text:c="14"/>rewrite ^(.*)$ /$1.php;</text:p>
      <text:p text:style-name="Standard"><text:s text:c="7"/>}</text:p>
      <text:p text:style-name="Standard"/>
      <text:p text:style-name="Standard"><text:s text:c="7"/>error_page 404 /404.html;</text:p>
      <text:p text:style-name="Standard"><text:s text:c="7"/>error_page 500 502 503 504 /50x.html;</text:p>
      <text:p text:style-name="Standard"/>
      <text:p text:style-name="Standard"><text:soft-page-break/><text:s text:c="7"/>location ~ \.php$ {</text:p>
      <text:p text:style-name="Standard"><text:s text:c="15"/>try_files $uri =404;</text:p>
      <text:p text:style-name="Standard"><text:s text:c="15"/>fastcgi_pass unix:/run/php/php7.4-fpm.sock;</text:p>
      <text:p text:style-name="Standard"># <text:s text:c="14"/>fastcgi_pass 127.0.0.1:9000;</text:p>
      <text:p text:style-name="Standard"><text:s text:c="15"/>fastcgi_index index.php;</text:p>
      <text:p text:style-name="Standard"><text:s text:c="15"/>fastcgi_param SCRIPT_FILENAME $document_root$fastcgi_script_name;</text:p>
      <text:p text:style-name="Standard"><text:s text:c="15"/>include fastcgi_params;</text:p>
      <text:p text:style-name="Standard"/>
      <text:p text:style-name="Standard"><text:s text:c="7"/>}</text:p>
      <text:p text:style-name="Standard"/>
      <text:p text:style-name="Standard">}</text:p>
      <text:p text:style-name="Standard"/>
      <text:p text:style-name="Standard"/>
      <text:p text:style-name="P1">/etc/nginx/sites-enabled/<text:span text:style-name="T3">default.conf <text:s text:c="4"/>→ <text:s text:c="3"/>/etc/nginx/conf.d/default.conf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7:41:59.528367622</meta:creation-date>
    <dc:date>2022-07-29T18:28:16.294809815</dc:date>
    <meta:editing-duration>PT36M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6" meta:paragraph-count="691" meta:word-count="2971" meta:character-count="38505" meta:non-whitespace-character-count="31700"/>
  </office:meta>
</office:document-meta>
</file>